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97e" officeooo:paragraph-rsid="00006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 histori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08:57:24.208290200</meta:creation-date>
    <dc:date>2026-04-12T08:57:30.897425200</dc:date>
    <meta:editing-duration>PT6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26.2.1.2$Windows_X86_64 LibreOffice_project/620$Build-2</meta:generator>
  </office:meta>
</office:document-meta>
</file>